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80"/>
    </style:style>
    <style:style style:name="T2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64227766596082624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<text:soft-page-break/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4">2 raccourcis (marchent pas chez moi – que sous linux ?)</text:p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4">ramener le curseur en début / fin (deux raccourcis) de commande</text:p>
                        </text:list-item>
                        <text:list-item>
                          <text:p text:style-name="P4">supprimer contenu a gauche / a droite (deux raccourcis) du curseur</text:p>
                        </text:list-item>
                        <text:list-item>
                          <text:p text:style-name="P4">supprimer le premier mot (ou partie de mot) à gauche du curseur</text:p>
                        </text:list-item>
                        <text:list-item>
                          <text:p text:style-name="P4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4">15 dossiers importants de la racine : nom + nature + aussi sous mac ? (8)</text:p>
                    </text:list-item>
                    <text:list-item>
                      <text:p text:style-name="P4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4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<text:soft-page-break/>liste détaillée (<text:span text:style-name="T1">7 trucs affichés. Lesquels ?</text:span>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3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5">manipuler les fichiers</text:p>
              <text:list>
                <text:list-item>
                  <text:p text:style-name="P5">afficher un fichier (le lire)</text:p>
                  <text:list>
                    <text:list-item>
                      <text:p text:style-name="P5">deux commandes basiques pour ce faire (une troisième vieille non vue ici)</text:p>
                    </text:list-item>
                    <text:list-item>
                      <text:p text:style-name="P5">effet de cat</text:p>
                    </text:list-item>
                    <text:list-item>
                      <text:p text:style-name="P5">paramètre pour afficher numéros de ligne dans cat</text:p>
                    </text:list-item>
                    <text:list-item>
                      <text:p text:style-name="P5">effet de less</text:p>
                    </text:list-item>
                    <text:list-item>
                      <text:p text:style-name="P5">comment utiliser less (trivial)</text:p>
                    </text:list-item>
                    <text:list-item>
                      <text:p text:style-name="P5">pourquoi on voit pas more ?</text:p>
                    </text:list-item>
                    <text:list-item>
                      <text:p text:style-name="P5">raccourcis pendant lecture less</text:p>
                      <text:list>
                        <text:list-item>
                          <text:p text:style-name="P5">sauter une page</text:p>
                        </text:list-item>
                        <text:list-item>
                          <text:p text:style-name="P5">sauter une ligne</text:p>
                        </text:list-item>
                        <text:list-item>
                          <text:p text:style-name="P5">sauter une demi page (pas tout a fait)</text:p>
                        </text:list-item>
                        <text:list-item>
                          <text:p text:style-name="P5">revenir en arrière d'une page</text:p>
                        </text:list-item>
                        <text:list-item>
                          <text:p text:style-name="P5">idem d'une ligne</text:p>
                        </text:list-item>
                        <text:list-item>
                          <text:p text:style-name="P5">idem d'une demi page (pas tout a fait)</text:p>
                        </text:list-item>
                        <text:list-item>
                          <text:p text:style-name="P5">quitter</text:p>
                        </text:list-item>
                        <text:list-item>
                          <text:p text:style-name="P5">indiquer progression lecture (pourcentage / ligne)</text:p>
                        </text:list-item>
                        <text:list-item>
                          <text:p text:style-name="P5">afficher l'aide</text:p>
                        </text:list-item>
                        <text:list-item>
                          <text:p text:style-name="P5">faire une recherche textuelle (possibilité expressions régulières !!!)</text:p>
                        </text:list-item>
                        <text:list-item>
                          <text:p text:style-name="P5">aller à l'occurence suivante dans les résultats</text:p>
                        </text:list-item>
                        <text:list-item>
                          <text:p text:style-name="P5"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5">afficher juste le début / la fin d'un fichier</text:p>
                  <text:list>
                    <text:list-item>
                      <text:p text:style-name="P5">deux commandes permettant de le faire</text:p>
                    </text:list-item>
                    <text:list-item>
                      <text:p text:style-name="P5">premièr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<text:soft-page-break/>un paramètre</text:p>
                        </text:list-item>
                      </text:list>
                    </text:list-item>
                    <text:list-item>
                      <text:p text:style-name="P5">deuxièm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un paramètre analog au précédent</text:p>
                        </text:list-item>
                        <text:list-item>
                          <text:p text:style-name="P5">un deuxième intéressant (dans quel cas ?)</text:p>
                        </text:list-item>
                        <text:list-item>
                          <text:p text:style-name="P5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5">stopper une commande (déjà vu avant ? - trivial)</text:p>
                    </text:list-item>
                  </text:list>
                </text:list-item>
                <text:list-item>
                  <text:p text:style-name="P5">créer des fichiers / dossiers</text:p>
                  <text:list>
                    <text:list-item>
                      <text:p text:style-name="P5">créer un fich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pas initialement prévue pour créer un fichier. Utilité de base ?</text:p>
                        </text:list-item>
                        <text:list-item>
                          <text:p text:style-name="P5">créer plusieurs fichiers en une commande</text:p>
                        </text:list-item>
                      </text:list>
                    </text:list-item>
                    <text:list-item>
                      <text:p text:style-name="P5">créer un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créer plusieurs dossiers en une commande</text:p>
                        </text:list-item>
                        <text:list-item>
                          <text:p text:style-name="P5">créer un dossier son sous dossier son sous-sous dossier etc récursivement (paramètre)</text:p>
                        </text:list-item>
                      </text:list>
                    </text:list-item>
                  </text:list>
                </text:list-item>
                <text:list-item>
                  <text:p text:style-name="P5">copier ou déplacer un fichier</text:p>
                  <text:list>
                    <text:list-item>
                      <text:p text:style-name="P5">copier</text:p>
                      <text:list>
                        <text:list-item>
                          <text:p text:style-name="P5">des fichiers</text:p>
                          <text:list>
                            <text:list-item>
                              <text:p text:style-name="P5">commande</text:p>
                            </text:list-item>
                            <text:list-item>
                              <text:p text:style-name="P5">deux paramètres</text:p>
                            </text:list-item>
                            <text:list-item>
                              <text:p text:style-name="P5">faire un exemple</text:p>
                            </text:list-item>
                            <text:list-item>
                              <text:p text:style-name="P5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5">des dossiers (param supplémentaire)</text:p>
                        </text:list-item>
                        <text:list-item>
                          <text:p text:style-name="P5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5">commande pour "déplacer" un fichier /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déplacer effectivement un fichier / dossier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idem pour dossier (change ou pas ?)</text:p>
                            </text:list-item>
                            <text:list-item>
                              <text:p text:style-name="P5">utiliser les expressions régulières</text:p>
                            </text:list-item>
                          </text:list>
                        </text:list-item>
                        <text:list-item>
                          <text:p text:style-name="P5">renommer un fichier (/ dossier ?)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supprimer un fichier / dossier</text:p>
                  <text:list>
                    <text:list-item>
                      <text:p text:style-name="P5">commande</text:p>
                    </text:list-item>
                    <text:list-item>
                      <text:p text:style-name="P5">attention : particularité par rapport à la corbeille de l'explorateur de fichiers / du finder</text:p>
                    </text:list-item>
                    <text:list-item>
                      <text:p text:style-name="P5">supprimer plusieurs fichiers</text:p>
                    </text:list-item>
                    <text:list-item>
                      <text:p text:style-name="P5">demander au terminal de nous demander confirmation (paramètre)</text:p>
                    </text:list-item>
                    <text:list-item>
                      <text:p text:style-name="P5">forcer la suppression (param)</text:p>
                    </text:list-item>
                    <text:list-item>
                      <text:p text:style-name="P5">faire décrire à la console les destructions (param)</text:p>
                    </text:list-item>
                    <text:list-item>
                      <text:p text:style-name="P5">supprimer récursivement dossier et tout contenus (param)</text:p>
                    </text:list-item>
                    <text:list-item>
                      <text:p text:style-name="P5">supprimer un dossier s'il est vide uniquement (commande) moins dangereux</text:p>
                    </text:list-item>
                    <text:list-item>
                      <text:p text:style-name="P5">utiliser les expressions régulières</text:p>
                    </text:list-item>
                    <text:list-item>
                      <text:p text:style-name="P5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5"><text:soft-page-break/>créer des liens entre fichiers</text:p>
                  <text:list>
                    <text:list-item>
                      <text:p text:style-name="P5">commande</text:p>
                    </text:list-item>
                    <text:list-item>
                      <text:p text:style-name="P5">deux sortes de liens</text:p>
                    </text:list-item>
                    <text:list-item>
                      <text:p text:style-name="P5">organisation fichiers dans DD sous linux</text:p>
                      <text:list>
                        <text:list-item>
                          <text:p text:style-name="P5">séparation entre trois choses pour chaque fichier dont deux sur lesquelles on va se concentrer ici</text:p>
                        </text:list-item>
                        <text:list-item>
                          <text:p text:style-name="P5">nom du numéro d'identification associé à une des parties</text:p>
                        </text:list-item>
                      </text:list>
                    </text:list-item>
                    <text:list-item>
                      <text:p text:style-name="P5">liens de premier type (façon hardcore un peu)</text:p>
                      <text:list>
                        <text:list-item>
                          <text:p text:style-name="P5">vers quoi le nom du fichier pointe ?</text:p>
                        </text:list-item>
                        <text:list-item>
                          <text:p text:style-name="P5">nature, donc de ce lien</text:p>
                        </text:list-item>
                        <text:list-item>
                          <text:p text:style-name="P5">note : possible pour les répertoires ?</text:p>
                        </text:list-item>
                        <text:list-item>
                          <text:p text:style-name="P5">commande</text:p>
                        </text:list-item>
                        <text:list-item>
                          <text:p text:style-name="P5">comment un lien dur apparaît dans le terminal ?</text:p>
                        </text:list-item>
                        <text:list-item>
                          <text:p text:style-name="P5">autre nom de ce type de lien</text:p>
                        </text:list-item>
                        <text:list-item>
                          <text:p text:style-name="P5">révelation : peut enfin comprendre la deuxième colonne de ls -l</text:p>
                        </text:list-item>
                        <text:list-item>
                          <text:p text:style-name="P5">afficher le numéro d'inode avec un ls (paramètre)</text:p>
                        </text:list-item>
                        <text:list-item>
                          <text:p text:style-name="P5">effet si on supprime un lien de ce type ?</text:p>
                        </text:list-item>
                        <text:list-item>
                          <text:p text:style-name="P5">comment supprimer le contenu du fichier ?</text:p>
                        </text:list-item>
                      </text:list>
                    </text:list-item>
                    <text:list-item>
                      <text:p text:style-name="P5">liens du deuxième type</text:p>
                      <text:list>
                        <text:list-item>
                          <text:p text:style-name="P5">vers quoi le lien pointe ? (différent d'avant)</text:p>
                        </text:list-item>
                        <text:list-item>
                          <text:p text:style-name="P5">paramètre à ajouter à la commande d'avant</text:p>
                        </text:list-item>
                        <text:list-item>
                          <text:p text:style-name="P5">comment apparaît dans le terminal ?</text:p>
                        </text:list-item>
                        <text:list-item>
                          <text:p text:style-name="P5">particularité si on supprime le fichier originel. Comment est appelé le lien dans ce cas ?</text:p>
                        </text:list-item>
                        <text:list-item>
                          <text:p text:style-name="P5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les utilisateurs et les droi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13T15:38:43</dc:date>
    <dc:creator>yjfjyf jjku</dc:creator>
    <meta:editing-duration>PT11H38M3S</meta:editing-duration>
    <meta:editing-cycles>257</meta:editing-cycles>
    <meta:document-statistic meta:table-count="0" meta:image-count="0" meta:object-count="0" meta:page-count="5" meta:paragraph-count="211" meta:word-count="1599" meta:character-count="8782"/>
  </office:meta>
</office:document-meta>
</file>